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8.443cm"/>
    </style:style>
    <style:style style:name="gr3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5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10.34cm"/>
    </style:style>
    <style:style style:name="gr6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7.554cm"/>
    </style:style>
    <style:style style:name="gr7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555cm" fo:min-width="9.486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style:font-name="Estrangelo Nisi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8.985cm" svg:y="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9.263cm" svg:height="1.092cm" svg:x="5.06cm" svg:y="3.591cm">
          <text:p text:style-name="P2">Disable the scanning butt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4cm" svg:y1="2.686cm" svg:x2="9.691cm" svg:y2="3.591cm" draw:start-shape="id1" draw:start-glue-point="8" draw:end-shape="id2" draw:end-glue-point="0" svg:d="M9684 2686l7 905" svg:viewBox="0 0 8 906">
          <text:p/>
        </draw:connector>
        <draw:connector draw:style-name="gr3" draw:text-style-name="P4" draw:layer="layout" draw:type="line" svg:x1="9.679cm" svg:y1="12.174cm" svg:x2="9.66cm" svg:y2="13.193cm" draw:start-shape="id3" draw:start-glue-point="2" draw:end-shape="id4" draw:end-glue-point="0" svg:d="M9679 12174l-19 1019" svg:viewBox="0 0 20 1020">
          <text:p/>
        </draw:connector>
        <draw:g xml:id="id4" draw:id="id4">
          <draw:custom-shape draw:style-name="gr1" draw:text-style-name="P1" draw:layer="layout" svg:width="1.397cm" svg:height="1.397cm" svg:x="8.958cm" svg:y="13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397cm" svg:height="1.397cm" svg:x="8.966cm" svg:y="13.193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3" draw:text-style-name="P4" draw:layer="layout" draw:type="line" svg:x1="9.683cm" svg:y1="10.144cm" svg:x2="9.679cm" svg:y2="11.082cm" draw:start-shape="id5" draw:start-glue-point="2" draw:end-shape="id3" draw:end-glue-point="0" svg:d="M9683 10144l-4 938" svg:viewBox="0 0 5 939">
          <text:p/>
        </draw:connector>
        <draw:custom-shape draw:style-name="gr5" draw:text-style-name="P3" xml:id="id3" draw:id="id3" draw:layer="layout" svg:width="11.16cm" svg:height="1.092cm" svg:x="4.099cm" svg:y="11.082cm">
          <text:p text:style-name="P2">Enable the scanning butt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91cm" svg:y1="4.683cm" svg:x2="9.688cm" svg:y2="5.592cm" draw:start-shape="id2" draw:end-shape="id6" draw:end-glue-point="0" svg:d="M9691 4683l-3 909" svg:viewBox="0 0 4 910">
          <text:p/>
        </draw:connector>
        <draw:custom-shape draw:style-name="gr6" draw:text-style-name="P3" xml:id="id6" draw:id="id6" draw:layer="layout" svg:width="8.374cm" svg:height="1.092cm" svg:x="5.501cm" svg:y="5.592cm">
          <text:p text:style-name="P2">Get <text:span text:style-name="T1">Contact</text:span>s from hotspot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5" draw:id="id5" draw:layer="layout" svg:width="10.732cm" svg:height="2.551cm" svg:x="4.317cm" svg:y="7.593cm">
          <text:p text:style-name="P2">Populate the <text:span text:style-name="T1">MakeCallActivity</text:span>'s </text:p>
          <text:p text:style-name="P2"><text:span text:style-name="T1">ListView</text:span> with the gotten <text:span text:style-name="T1">Contact</text:span>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8cm" svg:y1="6.684cm" svg:x2="9.683cm" svg:y2="7.593cm" draw:start-shape="id6" draw:start-glue-point="2" draw:end-shape="id5" draw:end-glue-point="0" svg:d="M9688 6684l-5 909" svg:viewBox="0 0 6 9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2" style:font-size-asian="24pt" style:language-asian="zh" style:country-asian="CN" style:font-name-complex="Nimbus Sans 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2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6T10:54:16.961299444</dc:date>
    <meta:editing-duration>PT1H51M37S</meta:editing-duration>
    <meta:editing-cycles>41</meta:editing-cycles>
    <meta:generator>LibreOffice/5.0.5.2$Linux_X86_64 LibreOffice_project/00m0$Build-2</meta:generator>
    <meta:document-statistic meta:object-count="13"/>
  </office:meta>
</office:document-meta>
</file>